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09195402298851" calcext:value-type="float">
            <text:p>0.609195402298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975903614457831]</text:p>
          </table:table-cell>
          <table:table-cell office:value-type="string" calcext:value-type="string">
            <text:p>[13]</text:p>
          </table:table-cell>
          <table:table-cell office:value-type="float" office:value="0.200163151726074" calcext:value-type="float">
            <text:p>0.200163151726074</text:p>
          </table:table-cell>
          <table:table-cell office:value-type="float" office:value="0.435530196532429" calcext:value-type="float">
            <text:p>0.435530196532429</text:p>
          </table:table-cell>
          <table:table-cell office:value-type="float" office:value="0.609195402298851" calcext:value-type="float">
            <text:p>0.609195402298851</text:p>
          </table:table-cell>
          <table:table-cell office:value-type="float" office:value="0.0491659350307287" calcext:value-type="float">
            <text:p>0.04916593503072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286105729072481" calcext:value-type="float">
            <text:p>0.286105729072481</text:p>
          </table:table-cell>
          <table:table-cell office:value-type="float" office:value="0.581818181818182" calcext:value-type="float">
            <text:p>0.581818181818182</text:p>
          </table:table-cell>
          <table:table-cell office:value-type="float" office:value="0.0298507462686567" calcext:value-type="float">
            <text:p>0.029850746268657</text:p>
          </table:table-cell>
          <table:table-cell office:value-type="float" office:value="0.0597014925373134" calcext:value-type="float">
            <text:p>0.059701492537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669683257918552" calcext:value-type="float">
            <text:p>0.6696832579185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916913946587537]</text:p>
          </table:table-cell>
          <table:table-cell office:value-type="string" calcext:value-type="string">
            <text:p>[14]</text:p>
          </table:table-cell>
          <table:table-cell office:value-type="float" office:value="0.340081712645567" calcext:value-type="float">
            <text:p>0.340081712645567</text:p>
          </table:table-cell>
          <table:table-cell office:value-type="float" office:value="0.625150990168897" calcext:value-type="float">
            <text:p>0.625150990168897</text:p>
          </table:table-cell>
          <table:table-cell office:value-type="float" office:value="0.669683257918552" calcext:value-type="float">
            <text:p>0.669683257918552</text:p>
          </table:table-cell>
          <table:table-cell office:value-type="float" office:value="0.0371202663337495" calcext:value-type="float">
            <text:p>0.03712026633375</text:p>
          </table:table-cell>
          <table:table-cell office:value-type="float" office:value="0.0444444444444445" calcext:value-type="float">
            <text:p>0.044444444444445</text:p>
          </table:table-cell>
          <table:table-cell office:value-type="float" office:value="0.601730019493177" calcext:value-type="float">
            <text:p>0.601730019493177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0963255745864441" calcext:value-type="float">
            <text:p>0.096325574586444</text:p>
          </table:table-cell>
          <table:table-cell office:value-type="float" office:value="0.202020202020202" calcext:value-type="float">
            <text:p>0.202020202020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690909090909091" calcext:value-type="float">
            <text:p>0.6909090909090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228441754916792]</text:p>
          </table:table-cell>
          <table:table-cell office:value-type="string" calcext:value-type="string">
            <text:p>[34]</text:p>
          </table:table-cell>
          <table:table-cell office:value-type="float" office:value="0.316827575402039" calcext:value-type="float">
            <text:p>0.316827575402039</text:p>
          </table:table-cell>
          <table:table-cell office:value-type="float" office:value="0.533389980830044" calcext:value-type="float">
            <text:p>0.533389980830044</text:p>
          </table:table-cell>
          <table:table-cell office:value-type="float" office:value="0.652849740932643" calcext:value-type="float">
            <text:p>0.652849740932643</text:p>
          </table:table-cell>
          <table:table-cell office:value-type="float" office:value="0.056540983171418" calcext:value-type="float">
            <text:p>0.056540983171418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0.641459125669652" calcext:value-type="float">
            <text:p>0.641459125669652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0359202119370422" calcext:value-type="float">
            <text:p>0.035920211937042</text:p>
          </table:table-cell>
          <table:table-cell office:value-type="float" office:value="0.0430107526881721" calcext:value-type="float">
            <text:p>0.043010752688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37142857142857" calcext:value-type="float">
            <text:p>0.73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54970760233918]</text:p>
          </table:table-cell>
          <table:table-cell office:value-type="string" calcext:value-type="string">
            <text:p>[32]</text:p>
          </table:table-cell>
          <table:table-cell office:value-type="float" office:value="0.697587665618989" calcext:value-type="float">
            <text:p>0.697587665618989</text:p>
          </table:table-cell>
          <table:table-cell office:value-type="float" office:value="0.717358575614154" calcext:value-type="float">
            <text:p>0.717358575614154</text:p>
          </table:table-cell>
          <table:table-cell office:value-type="float" office:value="0.737142857142857" calcext:value-type="float">
            <text:p>0.737142857142857</text:p>
          </table:table-cell>
          <table:table-cell office:value-type="float" office:value="0.680393531831963" calcext:value-type="float">
            <text:p>0.680393531831963</text:p>
          </table:table-cell>
          <table:table-cell office:value-type="float" office:value="0.714754098360656" calcext:value-type="float">
            <text:p>0.714754098360656</text:p>
          </table:table-cell>
          <table:table-cell office:value-type="float" office:value="0.701475349203863" calcext:value-type="float">
            <text:p>0.701475349203863</text:p>
          </table:table-cell>
          <table:table-cell office:value-type="float" office:value="0.713936430317848" calcext:value-type="float">
            <text:p>0.713936430317848</text:p>
          </table:table-cell>
          <table:table-cell office:value-type="float" office:value="0.691123205825977" calcext:value-type="float">
            <text:p>0.691123205825977</text:p>
          </table:table-cell>
          <table:table-cell office:value-type="float" office:value="0.727272727272727" calcext:value-type="float">
            <text:p>0.727272727272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88732394366197" calcext:value-type="float">
            <text:p>0.7887323943661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80351906158358]</text:p>
          </table:table-cell>
          <table:table-cell office:value-type="string" calcext:value-type="string">
            <text:p>[16]</text:p>
          </table:table-cell>
          <table:table-cell office:value-type="float" office:value="0.74536643662396" calcext:value-type="float">
            <text:p>0.74536643662396</text:p>
          </table:table-cell>
          <table:table-cell office:value-type="float" office:value="0.721118422127049" calcext:value-type="float">
            <text:p>0.721118422127049</text:p>
          </table:table-cell>
          <table:table-cell office:value-type="float" office:value="0.7468671679198" calcext:value-type="float">
            <text:p>0.7468671679198</text:p>
          </table:table-cell>
          <table:table-cell office:value-type="float" office:value="0.773934603191485" calcext:value-type="float">
            <text:p>0.773934603191485</text:p>
          </table:table-cell>
          <table:table-cell office:value-type="float" office:value="0.788732394366197" calcext:value-type="float">
            <text:p>0.788732394366197</text:p>
          </table:table-cell>
          <table:table-cell office:value-type="float" office:value="0.725022357248578" calcext:value-type="float">
            <text:p>0.725022357248578</text:p>
          </table:table-cell>
          <table:table-cell office:value-type="float" office:value="0.728" calcext:value-type="float">
            <text:p>0.728</text:p>
          </table:table-cell>
          <table:table-cell office:value-type="float" office:value="0.761390363928726" calcext:value-type="float">
            <text:p>0.761390363928726</text:p>
          </table:table-cell>
          <table:table-cell office:value-type="float" office:value="0.784222737819025" calcext:value-type="float">
            <text:p>0.784222737819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70424597364568]</text:p>
          </table:table-cell>
          <table:table-cell office:value-type="string" calcext:value-type="string">
            <text:p>[43]</text:p>
          </table:table-cell>
          <table:table-cell office:value-type="float" office:value="0.0674593997327577" calcext:value-type="float">
            <text:p>0.067459399732758</text:p>
          </table:table-cell>
          <table:table-cell office:value-type="float" office:value="0.0712303422756707" calcext:value-type="float">
            <text:p>0.071230342275671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0573543015726179" calcext:value-type="float">
            <text:p>0.057354301572618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0845153664302601" calcext:value-type="float">
            <text:p>0.08451536643026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0567375886524823" calcext:value-type="float">
            <text:p>0.056737588652482</text:p>
          </table:table-cell>
          <table:table-cell office:value-type="float" office:value="0.0851063829787234" calcext:value-type="float">
            <text:p>0.085106382978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757033248081841" calcext:value-type="float">
            <text:p>0.7570332480818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13138686131386]</text:p>
          </table:table-cell>
          <table:table-cell office:value-type="string" calcext:value-type="string">
            <text:p>[20]</text:p>
          </table:table-cell>
          <table:table-cell office:value-type="float" office:value="0.719585025167726" calcext:value-type="float">
            <text:p>0.719585025167726</text:p>
          </table:table-cell>
          <table:table-cell office:value-type="float" office:value="0.73081785198429" calcext:value-type="float">
            <text:p>0.73081785198429</text:p>
          </table:table-cell>
          <table:table-cell office:value-type="float" office:value="0.750629722921914" calcext:value-type="float">
            <text:p>0.750629722921914</text:p>
          </table:table-cell>
          <table:table-cell office:value-type="float" office:value="0.718949297089993" calcext:value-type="float">
            <text:p>0.718949297089993</text:p>
          </table:table-cell>
          <table:table-cell office:value-type="float" office:value="0.757033248081841" calcext:value-type="float">
            <text:p>0.757033248081841</text:p>
          </table:table-cell>
          <table:table-cell office:value-type="float" office:value="0.72802906464884" calcext:value-type="float">
            <text:p>0.7280290646488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700543886947779" calcext:value-type="float">
            <text:p>0.700543886947779</text:p>
          </table:table-cell>
          <table:table-cell office:value-type="float" office:value="0.729885057471264" calcext:value-type="float">
            <text:p>0.7298850574712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10035842293907" calcext:value-type="float">
            <text:p>0.8100358422939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00375939849624]</text:p>
          </table:table-cell>
          <table:table-cell office:value-type="string" calcext:value-type="string">
            <text:p>[22]</text:p>
          </table:table-cell>
          <table:table-cell office:value-type="float" office:value="0.780693799731908" calcext:value-type="float">
            <text:p>0.780693799731908</text:p>
          </table:table-cell>
          <table:table-cell office:value-type="float" office:value="0.788972512006176" calcext:value-type="float">
            <text:p>0.788972512006176</text:p>
          </table:table-cell>
          <table:table-cell office:value-type="float" office:value="0.802816901408451" calcext:value-type="float">
            <text:p>0.802816901408451</text:p>
          </table:table-cell>
          <table:table-cell office:value-type="float" office:value="0.783000679452359" calcext:value-type="float">
            <text:p>0.783000679452359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769493368123505" calcext:value-type="float">
            <text:p>0.769493368123505</text:p>
          </table:table-cell>
          <table:table-cell office:value-type="float" office:value="0.8" calcext:value-type="float">
            <text:p>0.8</text:p>
          </table:table-cell>
          <table:table-cell office:value-type="float" office:value="0.78130863934559" calcext:value-type="float">
            <text:p>0.78130863934559</text:p>
          </table:table-cell>
          <table:table-cell office:value-type="float" office:value="0.810035842293907" calcext:value-type="float">
            <text:p>0.8100358422939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00970873786408" calcext:value-type="float">
            <text:p>0.8009708737864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790560471976401]</text:p>
          </table:table-cell>
          <table:table-cell office:value-type="string" calcext:value-type="string">
            <text:p>[9]</text:p>
          </table:table-cell>
          <table:table-cell office:value-type="float" office:value="0.763597218213429" calcext:value-type="float">
            <text:p>0.763597218213429</text:p>
          </table:table-cell>
          <table:table-cell office:value-type="float" office:value="0.773830638074113" calcext:value-type="float">
            <text:p>0.773830638074113</text:p>
          </table:table-cell>
          <table:table-cell office:value-type="float" office:value="0.782383419689119" calcext:value-type="float">
            <text:p>0.782383419689119</text:p>
          </table:table-cell>
          <table:table-cell office:value-type="float" office:value="0.759469691269991" calcext:value-type="float">
            <text:p>0.759469691269991</text:p>
          </table:table-cell>
          <table:table-cell office:value-type="float" office:value="0.800959232613909" calcext:value-type="float">
            <text:p>0.800959232613909</text:p>
          </table:table-cell>
          <table:table-cell office:value-type="float" office:value="0.774601680443209" calcext:value-type="float">
            <text:p>0.774601680443209</text:p>
          </table:table-cell>
          <table:table-cell office:value-type="float" office:value="0.781914893617021" calcext:value-type="float">
            <text:p>0.781914893617021</text:p>
          </table:table-cell>
          <table:table-cell office:value-type="float" office:value="0.7464868630664" calcext:value-type="float">
            <text:p>0.7464868630664</text:p>
          </table:table-cell>
          <table:table-cell office:value-type="float" office:value="0.800970873786408" calcext:value-type="float">
            <text:p>0.800970873786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783783783783784" calcext:value-type="float">
            <text:p>0.7837837837837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596491228070176]</text:p>
          </table:table-cell>
          <table:table-cell office:value-type="string" calcext:value-type="string">
            <text:p>[33]</text:p>
          </table:table-cell>
          <table:table-cell office:value-type="float" office:value="0.735316164226912" calcext:value-type="float">
            <text:p>0.735316164226912</text:p>
          </table:table-cell>
          <table:table-cell office:value-type="float" office:value="0.711640658409509" calcext:value-type="float">
            <text:p>0.711640658409509</text:p>
          </table:table-cell>
          <table:table-cell office:value-type="float" office:value="0.741935483870968" calcext:value-type="float">
            <text:p>0.741935483870968</text:p>
          </table:table-cell>
          <table:table-cell office:value-type="float" office:value="0.697546163414785" calcext:value-type="float">
            <text:p>0.697546163414785</text:p>
          </table:table-cell>
          <table:table-cell office:value-type="float" office:value="0.732106339468303" calcext:value-type="float">
            <text:p>0.732106339468303</text:p>
          </table:table-cell>
          <table:table-cell office:value-type="float" office:value="0.768091202213799" calcext:value-type="float">
            <text:p>0.768091202213799</text:p>
          </table:table-cell>
          <table:table-cell office:value-type="float" office:value="0.783783783783784" calcext:value-type="float">
            <text:p>0.783783783783784</text:p>
          </table:table-cell>
          <table:table-cell office:value-type="float" office:value="0.763986632869553" calcext:value-type="float">
            <text:p>0.763986632869553</text:p>
          </table:table-cell>
          <table:table-cell office:value-type="float" office:value="0.783185840707965" calcext:value-type="float">
            <text:p>0.7831858407079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04177545691906" calcext:value-type="float">
            <text:p>0.8041775456919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210023866348448]</text:p>
          </table:table-cell>
          <table:table-cell office:value-type="string" calcext:value-type="string">
            <text:p>[15]</text:p>
          </table:table-cell>
          <table:table-cell office:value-type="float" office:value="0.75075570282595" calcext:value-type="float">
            <text:p>0.75075570282595</text:p>
          </table:table-cell>
          <table:table-cell office:value-type="float" office:value="0.740080591994948" calcext:value-type="float">
            <text:p>0.740080591994948</text:p>
          </table:table-cell>
          <table:table-cell office:value-type="float" office:value="0.774193548387097" calcext:value-type="float">
            <text:p>0.774193548387097</text:p>
          </table:table-cell>
          <table:table-cell office:value-type="float" office:value="0.723270220748626" calcext:value-type="float">
            <text:p>0.723270220748626</text:p>
          </table:table-cell>
          <table:table-cell office:value-type="float" office:value="0.764331210191083" calcext:value-type="float">
            <text:p>0.764331210191083</text:p>
          </table:table-cell>
          <table:table-cell office:value-type="float" office:value="0.76966995682048" calcext:value-type="float">
            <text:p>0.76966995682048</text:p>
          </table:table-cell>
          <table:table-cell office:value-type="float" office:value="0.796407185628743" calcext:value-type="float">
            <text:p>0.796407185628743</text:p>
          </table:table-cell>
          <table:table-cell office:value-type="float" office:value="0.770002041739747" calcext:value-type="float">
            <text:p>0.770002041739747</text:p>
          </table:table-cell>
          <table:table-cell office:value-type="float" office:value="0.804177545691906" calcext:value-type="float">
            <text:p>0.8041775456919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785907859078591" calcext:value-type="float">
            <text:p>0.7859078590785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742038216560509]</text:p>
          </table:table-cell>
          <table:table-cell office:value-type="string" calcext:value-type="string">
            <text:p>[28]</text:p>
          </table:table-cell>
          <table:table-cell office:value-type="float" office:value="0.758740307822385" calcext:value-type="float">
            <text:p>0.758740307822385</text:p>
          </table:table-cell>
          <table:table-cell office:value-type="float" office:value="0.753250706675364" calcext:value-type="float">
            <text:p>0.753250706675364</text:p>
          </table:table-cell>
          <table:table-cell office:value-type="float" office:value="0.783561643835616" calcext:value-type="float">
            <text:p>0.783561643835616</text:p>
          </table:table-cell>
          <table:table-cell office:value-type="float" office:value="0.76984946641601" calcext:value-type="float">
            <text:p>0.76984946641601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749786914792373" calcext:value-type="float">
            <text:p>0.749786914792373</text:p>
          </table:table-cell>
          <table:table-cell office:value-type="float" office:value="0.785907859078591" calcext:value-type="float">
            <text:p>0.785907859078591</text:p>
          </table:table-cell>
          <table:table-cell office:value-type="float" office:value="0.762074143405793" calcext:value-type="float">
            <text:p>0.762074143405793</text:p>
          </table:table-cell>
          <table:table-cell office:value-type="float" office:value="0.785310734463277" calcext:value-type="float">
            <text:p>0.785310734463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39910313901345" calcext:value-type="float">
            <text:p>0.7399103139013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301610541727672]</text:p>
          </table:table-cell>
          <table:table-cell office:value-type="string" calcext:value-type="string">
            <text:p>[6]</text:p>
          </table:table-cell>
          <table:table-cell office:value-type="float" office:value="0.705874260621607" calcext:value-type="float">
            <text:p>0.705874260621607</text:p>
          </table:table-cell>
          <table:table-cell office:value-type="float" office:value="0.701259230502107" calcext:value-type="float">
            <text:p>0.701259230502107</text:p>
          </table:table-cell>
          <table:table-cell office:value-type="float" office:value="0.731591448931116" calcext:value-type="float">
            <text:p>0.731591448931116</text:p>
          </table:table-cell>
          <table:table-cell office:value-type="float" office:value="0.715205385833455" calcext:value-type="float">
            <text:p>0.715205385833455</text:p>
          </table:table-cell>
          <table:table-cell office:value-type="float" office:value="0.738170347003155" calcext:value-type="float">
            <text:p>0.738170347003155</text:p>
          </table:table-cell>
          <table:table-cell office:value-type="float" office:value="0.707051559342375" calcext:value-type="float">
            <text:p>0.707051559342375</text:p>
          </table:table-cell>
          <table:table-cell office:value-type="float" office:value="0.720626631853786" calcext:value-type="float">
            <text:p>0.720626631853786</text:p>
          </table:table-cell>
          <table:table-cell office:value-type="float" office:value="0.699980866808492" calcext:value-type="float">
            <text:p>0.699980866808492</text:p>
          </table:table-cell>
          <table:table-cell office:value-type="float" office:value="0.739910313901345" calcext:value-type="float">
            <text:p>0.7399103139013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782991202346041]</text:p>
          </table:table-cell>
          <table:table-cell office:value-type="string" calcext:value-type="string">
            <text:p>[13]</text:p>
          </table:table-cell>
          <table:table-cell office:value-type="float" office:value="0.752332488922431" calcext:value-type="float">
            <text:p>0.752332488922431</text:p>
          </table:table-cell>
          <table:table-cell office:value-type="float" office:value="0.765779675798439" calcext:value-type="float">
            <text:p>0.765779675798439</text:p>
          </table:table-cell>
          <table:table-cell office:value-type="float" office:value="0.783898305084746" calcext:value-type="float">
            <text:p>0.783898305084746</text:p>
          </table:table-cell>
          <table:table-cell office:value-type="float" office:value="0.719340872083827" calcext:value-type="float">
            <text:p>0.719340872083827</text:p>
          </table:table-cell>
          <table:table-cell office:value-type="float" office:value="0.756345177664975" calcext:value-type="float">
            <text:p>0.756345177664975</text:p>
          </table:table-cell>
          <table:table-cell office:value-type="float" office:value="0.743083491365806" calcext:value-type="float">
            <text:p>0.743083491365806</text:p>
          </table:table-cell>
          <table:table-cell office:value-type="float" office:value="0.781818181818182" calcext:value-type="float">
            <text:p>0.781818181818182</text:p>
          </table:table-cell>
          <table:table-cell office:value-type="float" office:value="0.781125916441653" calcext:value-type="float">
            <text:p>0.781125916441653</text:p>
          </table:table-cell>
          <table:table-cell office:value-type="float" office:value="0.815964523281596" calcext:value-type="float">
            <text:p>0.8159645232815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594436310395315]</text:p>
          </table:table-cell>
          <table:table-cell office:value-type="string" calcext:value-type="string">
            <text:p>[16]</text:p>
          </table:table-cell>
          <table:table-cell office:value-type="float" office:value="0.711341477183134" calcext:value-type="float">
            <text:p>0.711341477183134</text:p>
          </table:table-cell>
          <table:table-cell office:value-type="float" office:value="0.743105163789332" calcext:value-type="float">
            <text:p>0.743105163789332</text:p>
          </table:table-cell>
          <table:table-cell office:value-type="float" office:value="0.748717948717949" calcext:value-type="float">
            <text:p>0.748717948717949</text:p>
          </table:table-cell>
          <table:table-cell office:value-type="float" office:value="0.676420522312101" calcext:value-type="float">
            <text:p>0.67642052231210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729858438071695" calcext:value-type="float">
            <text:p>0.729858438071695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0.695981784559407" calcext:value-type="float">
            <text:p>0.695981784559407</text:p>
          </table:table-cell>
          <table:table-cell office:value-type="float" office:value="0.734806629834254" calcext:value-type="float">
            <text:p>0.73480662983425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09075275539294" calcext:value-type="float">
            <text:p>0.709075275539294</text:p>
          </table:table-cell>
          <table:table-cell table:number-columns-repeated="5"/>
          <table:table-cell table:formula="of:=AVERAGE([.I2:.I16])" office:value-type="float" office:value="0.603048159097658" calcext:value-type="float">
            <text:p>0.603048159097658</text:p>
          </table:table-cell>
          <table:table-cell table:formula="of:=AVERAGE([.J2:.J16])" office:value-type="float" office:value="0.654167702452168" calcext:value-type="float">
            <text:p>0.654167702452168</text:p>
          </table:table-cell>
          <table:table-cell table:formula="of:=AVERAGE([.K2:.K16])" office:value-type="float" office:value="0.69337154880256" calcext:value-type="float">
            <text:p>0.69337154880256</text:p>
          </table:table-cell>
          <table:table-cell table:formula="of:=AVERAGE([.L2:.L16])" office:value-type="float" office:value="0.547837461316874" calcext:value-type="float">
            <text:p>0.547837461316874</text:p>
          </table:table-cell>
          <table:table-cell table:formula="of:=AVERAGE([.M2:.M16])" office:value-type="float" office:value="0.575294217915693" calcext:value-type="float">
            <text:p>0.575294217915693</text:p>
          </table:table-cell>
          <table:table-cell table:formula="of:=AVERAGE([.N2:.N16])" office:value-type="float" office:value="0.65199824152934" calcext:value-type="float">
            <text:p>0.65199824152934</text:p>
          </table:table-cell>
          <table:table-cell table:formula="of:=AVERAGE([.O2:.O16])" office:value-type="float" office:value="0.692800993713033" calcext:value-type="float">
            <text:p>0.692800993713033</text:p>
          </table:table-cell>
          <table:table-cell table:formula="of:=AVERAGE([.P2:.P16])" office:value-type="float" office:value="0.55818923109225" calcext:value-type="float">
            <text:p>0.55818923109225</text:p>
          </table:table-cell>
          <table:table-cell table:formula="of:=AVERAGE([.Q2:.Q16])" office:value-type="float" office:value="0.593705443783206" calcext:value-type="float">
            <text:p>0.593705443783206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0851063829787234" calcext:value-type="float">
            <text:p>0.08510638297872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15964523281596" calcext:value-type="float">
            <text:p>0.81596452328159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 </text:p>
          </table:table-cell>
          <table:table-cell table:formula="of:=STDEV([.C2:.C16])" office:value-type="float" office:value="0.18215441166749" calcext:value-type="float">
            <text:p>0.18215441166749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equence M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40:01.290254783</dc:date>
    <meta:editing-duration>PT1M44S</meta:editing-duration>
    <meta:editing-cycles>2</meta:editing-cycles>
    <meta:generator>LibreOffice/6.0.7.3$Linux_X86_64 LibreOffice_project/00m0$Build-3</meta:generator>
    <meta:document-statistic meta:table-count="1" meta:cell-count="289" meta:object-count="0"/>
  </office:meta>
</office:document-meta>
</file>